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land">
            <text:p>Aland</text:p>
          </table:table-cell>
          <table:table-cell office:value-type="string" office:value="radiocarbon">
            <text:p>radiocarbon</text:p>
          </table:table-cell>
          <table:table-cell office:value-type="string" office:value="Hel-879">
            <text:p>Hel-879</text:p>
          </table:table-cell>
          <table:table-cell office:value-type="float" office:value="60.39">
            <text:p>60.39</text:p>
          </table:table-cell>
          <table:table-cell office:value-type="float" office:value="19.86">
            <text:p>19.86</text:p>
          </table:table-cell>
          <table:table-cell office:value-type="float" office:value="6090.0">
            <text:p>6090.0</text:p>
          </table:table-cell>
          <table:table-cell office:value-type="float" office:value="190.0">
            <text:p>19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59.31">
            <text:p>59.31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Gluckert1978,RosentauEtal2021">
            <text:p>Gluckert1978,RosentauEtal2021</text:p>
          </table:table-cell>
        </table:table-row>
        <table:table-row>
          <table:table-cell office:value-type="string" office:value="Aland">
            <text:p>Aland</text:p>
          </table:table-cell>
          <table:table-cell office:value-type="string" office:value="radiocarbon">
            <text:p>radiocarbon</text:p>
          </table:table-cell>
          <table:table-cell office:value-type="string" office:value="Su-709">
            <text:p>Su-709</text:p>
          </table:table-cell>
          <table:table-cell office:value-type="float" office:value="60.27">
            <text:p>60.27</text:p>
          </table:table-cell>
          <table:table-cell office:value-type="float" office:value="20.22">
            <text:p>20.22</text:p>
          </table:table-cell>
          <table:table-cell office:value-type="float" office:value="5500.0">
            <text:p>5500.0</text:p>
          </table:table-cell>
          <table:table-cell office:value-type="float" office:value="100.0">
            <text:p>10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53.3">
            <text:p>53.3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Gluckert1978,RosentauEtal2021">
            <text:p>Gluckert1978,RosentauEtal2021</text:p>
          </table:table-cell>
        </table:table-row>
        <table:table-row>
          <table:table-cell office:value-type="string" office:value="Aland">
            <text:p>Aland</text:p>
          </table:table-cell>
          <table:table-cell office:value-type="string" office:value="radiocarbon">
            <text:p>radiocarbon</text:p>
          </table:table-cell>
          <table:table-cell office:value-type="string" office:value="Su-715">
            <text:p>Su-715</text:p>
          </table:table-cell>
          <table:table-cell office:value-type="float" office:value="60.35">
            <text:p>60.35</text:p>
          </table:table-cell>
          <table:table-cell office:value-type="float" office:value="20.06">
            <text:p>20.06</text:p>
          </table:table-cell>
          <table:table-cell office:value-type="float" office:value="5800.0">
            <text:p>5800.0</text:p>
          </table:table-cell>
          <table:table-cell office:value-type="float" office:value="50.0">
            <text:p>5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58.31">
            <text:p>58.31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Gluckert1978,RosentauEtal2021">
            <text:p>Gluckert1978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